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1.78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lumnPresenceCardinali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6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7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19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1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2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6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19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1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2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3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06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00 000</text:p>
          </table:table-cell>
          <table:table-cell table:number-columns-repeated="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3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4 017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00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0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31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6 031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6 034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34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20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20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21 000 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21 017 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00 0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35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1 036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2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37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39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3 038 000</text:p>
          </table:table-cell>
          <table:table-cell table:number-columns-repeated="7" office:value-type="string" calcext:value-type="string">
            <text:p>b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3 042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41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4 000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4 008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4 014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5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05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6 000 00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06 001 00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7 000 0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07 001 0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8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08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9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09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0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10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11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11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12 000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2 012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2 014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3 000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3 012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3 014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4 000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4 012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4 014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5 000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5 012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5 014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6 000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16 001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7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17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 09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 09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3 000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3 001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4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4 00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6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6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3:41:09.250483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12-12T16:14:49.415311390</dc:date>
    <meta:editing-duration>PT2H20M23S</meta:editing-duration>
    <meta:editing-cycles>17</meta:editing-cycles>
    <meta:document-statistic meta:table-count="1" meta:cell-count="1524" meta:object-count="0"/>
  </office:meta>
</office:document-meta>
</file>